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79.4pt"/>
    </style:style>
    <style:style style:name="co13" style:family="table-column">
      <style:table-column-properties fo:break-before="auto" style:column-width="231.56pt"/>
    </style:style>
    <style:style style:name="co14" style:family="table-column">
      <style:table-column-properties fo:break-before="auto" style:column-width="421.26pt"/>
    </style:style>
    <style:style style:name="co15" style:family="table-column">
      <style:table-column-properties fo:break-before="auto" style:column-width="37.45pt"/>
    </style:style>
    <style:style style:name="co16" style:family="table-column">
      <style:table-column-properties fo:break-before="auto" style:column-width="267.59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245.5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 Ebook Days" table:style-name="ta1"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column table:style-name="co1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office:forms form:automatic-focus="false" form:apply-design-mode="false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3" table:number-columns-repeated="10" table:default-cell-style-name="Default"/>
        <table:table-column table:style-name="co18" table:default-cell-style-name="ce34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42" office:value-type="string" calcext:value-type="string">
            <text:p>Colors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51"/>
          <table:table-cell table:style-name="ce39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51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51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51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51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30" table:number-columns-repeated="11"/>
          <table:table-cell table:style-name="ce58"/>
          <table:table-cell table:number-columns-repeated="1010"/>
        </table:table-row>
        <table:table-row table:style-name="ro4">
          <table:table-cell table:style-name="ce30"/>
          <table:table-cell table:style-name="ce53" office:value-type="string" calcext:value-type="string">
            <text:p>Combo image of all 4 Founding Fathers</text:p>
          </table:table-cell>
          <table:table-cell table:style-name="ce34" office:value-type="string" calcext:value-type="string">
            <text:p>Author page</text:p>
          </table:table-cell>
          <table:table-cell table:style-name="ce30" table:number-columns-repeated="10"/>
          <table:table-cell table:style-name="ce58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landscape i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Explained </text:span>– words in image</text:p>
          </table:table-cell>
          <table:table-cell table:style-name="ce34" office:value-type="string" calcext:value-type="string">
            <text:p>Mondrian Article<text:span text:style-name="T6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office:value-type="string" calcext:value-type="string">
            <text:p><text:span text:style-name="T2">GoT Image – B</text:span>ran Stark or Tyrion Lannister</text:p>
          </table:table-cell>
          <table:table-cell table:style-name="ce34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Image – </text:span>Cory Booker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Image – </text:span>Jimmy McNulty</text:p>
          </table:table-cell>
          <table:table-cell table:style-name="ce34" office:value-type="string" calcext:value-type="string">
            <text:p>Gallery page<text:span text:style-name="T6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portrait i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10">
          <table:table-cell table:style-name="Default"/>
          <table:table-cell table:style-name="ce34" office:value-type="string" calcext:value-type="string">
            <text:p>Blue – Summary Image</text:p>
          </table:table-cell>
          <table:table-cell table:style-name="ce34" office:value-type="string" calcext:value-type="string">
            <text:p>Author page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7">
          <table:table-cell table:style-name="Default"/>
          <table:table-cell table:style-name="ce34" table:number-columns-repeated="2"/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landscape i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words in image</text:p>
          </table:table-cell>
          <table:table-cell table:style-name="ce34" office:value-type="string" calcext:value-type="string">
            <text:p>Mondrian Article<text:span text:style-name="T6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GoT Image – </text:span>Tywin Lannister</text:p>
          </table:table-cell>
          <table:table-cell table:style-name="ce34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VPP Image – </text:span>Mitch McConnell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Wire Image – Bill Rawls</text:p>
          </table:table-cell>
          <table:table-cell table:style-name="ce34" office:value-type="string" calcext:value-type="string">
            <text:p>Gallery page<text:span text:style-name="T6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portrait i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Green</text:span>– Summary Image</text:p>
          </table:table-cell>
          <table:table-cell table:style-name="ce34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landscape image</text:p>
          </table:table-cell>
          <table:table-cell table:style-name="ce34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Explained </text:span>– words in image</text:p>
          </table:table-cell>
          <table:table-cell table:style-name="ce34" office:value-type="string" calcext:value-type="string">
            <text:p>Mondrian Article<text:span text:style-name="T6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7">
          <table:table-cell table:style-name="Default"/>
          <table:table-cell table:style-name="ce34" office:value-type="string" calcext:value-type="string">
            <text:p>GoT Image – Jon Snow</text:p>
          </table:table-cell>
          <table:table-cell table:style-name="ce34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Image – </text:span>Joe Biden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Wire Image – Herc or Prop Joe</text:p>
          </table:table-cell>
          <table:table-cell table:style-name="ce34" office:value-type="string" calcext:value-type="string">
            <text:p>Gallery page<text:span text:style-name="T6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portrait I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</text:span>– Summary Image</text:p>
          </table:table-cell>
          <table:table-cell table:style-name="ce34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7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– landscape i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</text:span>– words in image</text:p>
          </table:table-cell>
          <table:table-cell table:style-name="ce34" office:value-type="string" calcext:value-type="string">
            <text:p>Mondrian Article<text:span text:style-name="T6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GoT Image – </text:span>Ned or Catelyn Stark</text:p>
          </table:table-cell>
          <table:table-cell table:style-name="ce34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Image – </text:span>Donald Trump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Image – </text:span>Frank Subotka</text:p>
          </table:table-cell>
          <table:table-cell table:style-name="ce34" office:value-type="string" calcext:value-type="string">
            <text:p>Gallery page<text:span text:style-name="T6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Patrick Henry – portrait i</text:span>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</text:span>– Summary Image</text:p>
          </table:table-cell>
          <table:table-cell table:style-name="ce34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6">¹ is the VPP book excerpt on medium.com – see link in vpp-social sheet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6">² is the image gallery page for the wire – seeourminds.com/the_wire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 table:number-rows-repeated="7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48"/>
          <table:table-cell/>
          <table:table-cell table:style-name="ce48"/>
          <table:table-cell table:number-columns-repeated="1011"/>
        </table:table-row>
        <table:table-row table:style-name="ro5" table:number-rows-repeated="104759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 style:data-style-name="N2" text:time-value="11:27:24.950135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22T11:50:29.015742350</dc:date>
    <meta:editing-duration>P53DT8H24M37S</meta:editing-duration>
    <meta:editing-cycles>977</meta:editing-cycles>
    <meta:document-statistic meta:table-count="5" meta:cell-count="436" meta:object-count="0"/>
  </office:meta>
</office:document-meta>
</file>